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Processor.TreeProcessor( TreeProcessor parent , DelayedRefreshSourceWrapper sitemapSource , boolean checkReload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eeProcessor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reeProcessor.TreePro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eeProcesso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eeProcesso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Processor.buildConcreteProcessor( Environment env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TreeProcessor.setupConcreteProcessor( Environment env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eeProcessor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.getRootProcess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eeProcessor.process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Processo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.handleNo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.createSitemapProgram( Source sitemap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eeProcessor.getEnvironment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.getTreeBuilder( Configuration sitemapProgr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reeProcessor.get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.configur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reeProcessor.createChildProcessor( String src , boolean configuredCheckReload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eeProcessor.buildPipeline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